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s/Version1"/>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VersionList.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style:font-name="Liberation Sans"/>
    </style:style>
    <style:style style:name="P4" style:family="paragraph" style:parent-style-name="Standard">
      <style:text-properties style:font-name="Liberation Sans" fo:font-weight="bold" style:font-weight-asian="bold" style:font-weight-complex="bold"/>
    </style:style>
    <style:style style:name="P5" style:family="paragraph" style:parent-style-name="Standard" style:list-style-name="L1"/>
    <style:style style:name="P6" style:family="paragraph" style:parent-style-name="Standard" style:list-style-name="L1">
      <style:paragraph-properties fo:text-align="justify" style:justify-single-word="false"/>
    </style:style>
    <style:style style:name="P7" style:family="paragraph" style:parent-style-name="Standard" style:list-style-name="L1">
      <style:text-properties style:font-name="Liberation Sans"/>
    </style:style>
    <style:style style:name="T1" style:family="text">
      <style:text-properties fo:color="#1a1a1a" style:font-name="Liberation Sans"/>
    </style:style>
    <style:style style:name="T2" style:family="text">
      <style:text-properties fo:color="#1a1a1a" style:font-name="Liberation Sans" fo:font-style="normal" style:font-style-asian="normal" style:font-style-complex="normal"/>
    </style:style>
    <style:style style:name="T3" style:family="text">
      <style:text-properties fo:color="#1a1a1a" style:font-name="Liberation Sans" fo:font-weight="normal" style:font-weight-asian="normal" style:font-weight-complex="normal"/>
    </style:style>
    <style:style style:name="T4" style:family="text">
      <style:text-properties style:font-name="Liberation San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eletype"><text:span text:style-name="T2">IV Festival de Poesía Hacker</text:span></text:span></text:p>
      <text:p text:style-name="P2"><text:span text:style-name="Teletype"><text:span text:style-name="T2"/></text:span></text:p>
      <text:p text:style-name="P2"><text:span text:style-name="Teletype"><text:span text:style-name="T2">Queremos sumar un año más de verso y prosa hacker colocarnos mas allá de una binaria cualidad a una calidad humana, elevarnos a un lenguaje de alto nivel creativo y moral, perpetuarnos en el arte del lenguaje humano siendo mas que uno, cero, igual, desigual, mientras, en caso que, igual a, sino...</text:span></text:span></text:p>
      <text:p text:style-name="P3"/>
      <text:p text:style-name="P2"><text:span text:style-name="Teletype"><text:span text:style-name="T4">¿Quién dice que l@s hackers no podemos ser poetas?, demuéstranos tus dotes codificando versos participando en el IV Festival de Poesía Hacker. Esta es la cuarta edición de un evento que cada vez nos trae más diversión, puedes leer los poemas de ediciones anteriores descargando nuestra publicación digital Antología Poética Hacker y Ensayística Libertaria.</text:span></text:span></text:p>
      <text:p text:style-name="P3"/>
      <text:p text:style-name="P4">Bases</text:p>
      <text:p text:style-name="Standard"><text:span text:style-name="Teletype"><text:span text:style-name="T1"/></text:span></text:p>
      <text:list xml:id="list804873637" text:style-name="L1">
        <text:list-item>
          <text:p text:style-name="P6"><text:span text:style-name="Teletype"><text:span text:style-name="T1">Los ensayos deben ser liberados bajo una licencia libre, que garantice la libertad de compartir la obra, como la Cretive Commons o la GFDL, recomendamos el uso de la Creative Commons Atribución-CompartirIgual 3.0 (CC BY-SA 3.0). Puede pedir ayuda para la selección de una licencia escribiendo a </text:span></text:span><text:a xlink:type="simple" xlink:href="mailto:poesia@conocimientolibre.web.ve"><text:span text:style-name="Teletype">poesia</text:span></text:a><text:a xlink:type="simple" xlink:href="mailto:poesia@conocimientolibre.web.ve"><text:span text:style-name="Teletype">@conocimientolibre.web.ve</text:span></text:a><text:span text:style-name="Teletype"><text:span text:style-name="T1">.</text:span></text:span></text:p>
        </text:list-item>
        <text:list-item>
          <text:p text:style-name="P7">Deben ser obras originales, puede combinarse con segmentos de código fuente de lenguajes de programación libres.</text:p>
        </text:list-item>
        <text:list-item>
          <text:p text:style-name="P7">Preferimos temas alusivo al conocimiento libre, software libre o cultura libre.</text:p>
        </text:list-item>
        <text:list-item>
          <text:p text:style-name="P5"><text:span text:style-name="Teletype"><text:span text:style-name="T1">El periodo de recepción finalizará el 22 de Julio de 2011.</text:span></text:span></text:p>
        </text:list-item>
        <text:list-item>
          <text:p text:style-name="P5"><text:span text:style-name="Teletype"><text:span text:style-name="T1">Se deben enviar los poemas por correo electrónico a la dirección poema@conocimientolibre.org.ve en formato editable libre y estándar, recibirá una confirmación por el mismo medio.</text:span></text:span></text:p>
        </text:list-item>
      </text:list>
      <text:p text:style-name="P1"><text:span text:style-name="Teletype"><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Teletype" style:family="text">
      <style:text-properties style:font-name="DejaVu Sans Mono" style:font-name-asian="DejaVu Sans"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1-03-22T12:21:03</meta:creation-date>
    <dc:date>2012-03-18T15:59:25</dc:date>
    <dc:creator>omerta </dc:creator>
    <meta:editing-duration>PT3H20M27S</meta:editing-duration>
    <meta:editing-cycles>11</meta:editing-cycles>
    <meta:generator>LibreOffice/3.4$Linux LibreOffice_project/340m1$Build-502</meta:generator>
    <meta:document-statistic meta:table-count="0" meta:image-count="0" meta:object-count="0" meta:page-count="1" meta:paragraph-count="9" meta:word-count="228" meta:character-count="1447" meta:non-whitespace-character-count="1233"/>
  </office:meta>
</office:document-meta>
</file>

<file path=VersionList.xml><?xml version="1.0" encoding="utf-8"?>
<VL:version-list xmlns:dc="http://purl.org/dc/elements/1.1/" xmlns:VL="http://openoffice.org/2001/versions-list">
  <VL:version-entry VL:title="Version1" VL:comment="Versión inicial" VL:creator="omerta " dc:date-time="2012-03-11T21:28:23"/>
</VL:version-list>
</file>